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ToString.toString( ArgumentMatcher &lt; ? &gt; matc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tcherToString.Matcher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